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draw:style-name="a717" draw:name="Textfeld 4" svg:x="1.05454in" svg:y="0.64747in" svg:width="10.73198in" svg:height="4.34199in">
          <draw:text-box>
            <text:p text:style-name="a697" text:class-names="" text:cond-style-name=""><text:span text:style-name="a696" text:class-names="">Getting better LLM results</text:span></text:p>
            <text:p text:style-name="a699" text:class-names="" text:cond-style-name=""><text:span text:style-name="a698" text:class-names="">Techniques for Boosting Language Model Output Quality</text:span></text:p>
            <text:p text:style-name="a701" text:class-names="" text:cond-style-name=""><text:span text:style-name="a700" text:class-names=""/></text:p>
            <text:p text:style-name="a704" text:class-names="" text:cond-style-name=""><text:span text:style-name="a702" text:class-names="">Project</text:span><text:span text:style-name="a703" text:class-names=""/></text:p>
            <text:p text:style-name="a707" text:class-names="" text:cond-style-name=""><text:span text:style-name="a705" text:class-names="">Exploring methods to enhance output from LLMs<text:s text:c="1"/></text:span><text:span text:style-name="a706" text:class-names="">using</text:span></text:p>
            <text:p text:style-name="a712" text:class-names="" text:cond-style-name=""><text:span text:style-name="a708" text:class-names="">prompt<text:s text:c="1"/></text:span><text:span text:style-name="a709" text:class-names="">engineering, RAG and<text:s text:c="1"/></text:span><text:span text:style-name="a710" text:class-names="">LLM<text:s text:c="1"/></text:span><text:span text:style-name="a711" text:class-names="">selection.</text:span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0" draw:style-name="a722" draw:name="Fußzeilenplatzhalter 2" svg:x="4.41667in" svg:y="6.95139in" svg:width="4.5in" svg:height="0.39931in">
          <draw:text-box>
            <text:p text:style-name="a721" text:class-names="" text:cond-style-name=""><text:span text:style-name="a718" text:class-names="">Marvin Schütt - From<text:s text:c="1"/></text:span><text:span text:style-name="a719" text:class-names="">LLMs to AI Agents: 17.07.2025</text:span><text:span text:style-name="a720" text:class-names=""/></text:p>
          </draw:text-box>
          <svg:title/>
          <svg:desc/>
        </draw:frame>
        <draw:frame draw:id="id71" draw:style-name="a725" draw:name="Foliennummernplatzhalter 3" svg:x="9.41667in" svg:y="6.95139in" svg:width="3in" svg:height="0.39931in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draw:page>
      <draw:page draw:name="Slide10" draw:style-name="a726" draw:master-page-name="Master1-Layout1-title-Titelfolie" presentation:presentation-page-layout-name="Master1-PPL1" draw:id="Slide-265">
        <draw:frame draw:id="id72" draw:style-name="a772" draw:name="Textfeld 4" svg:x="1.02083in" svg:y="0.625in" svg:width="11.88928in" svg:height="6.42884in">
          <draw:text-box>
            <text:p text:style-name="a730" text:class-names="" text:cond-style-name=""><text:span text:style-name="a727" text:class-names="">The challenge of LLM<text:s text:c="1"/></text:span><text:span text:style-name="a728" text:class-names="">performance</text:span><text:span text:style-name="a729" text:class-names=""/></text:p>
            <text:p text:style-name="a732" text:class-names="" text:cond-style-name=""><text:span text:style-name="a731" text:class-names="">Why outputs vary and how to regain control</text:span></text:p>
            <text:p text:style-name="a734" text:class-names="" text:cond-style-name=""><text:span text:style-name="a733" text:class-names=""/></text:p>
            <text:p text:style-name="a738" text:class-names="" text:cond-style-name=""><text:span text:style-name="a735" text:class-names="">Sensitivity to<text:s text:c="1"/></text:span><text:span text:style-name="a736" text:class-names="">input</text:span><text:span text:style-name="a737" text:class-names=""/></text:p>
            <text:p text:style-name="a741" text:class-names="" text:cond-style-name=""><text:span text:style-name="a739" text:class-names="">Small<text:s text:c="1"/></text:span><text:span text:style-name="a740" text:class-names="">prompt changes can lead to drastically different outputs <text:s text:c="1"/>- often unexpected.</text:span></text:p>
            <text:p text:style-name="a743" text:class-names="" text:cond-style-name=""><text:span text:style-name="a742" text:class-names=""/></text:p>
            <text:p text:style-name="a747" text:class-names="" text:cond-style-name=""><text:span text:style-name="a744" text:class-names="">Lack of current world<text:s text:c="1"/></text:span><text:span text:style-name="a745" text:class-names="">knowledge</text:span><text:span text:style-name="a746" text:class-names=""/></text:p>
            <text:p text:style-name="a750" text:class-names="" text:cond-style-name=""><text:span text:style-name="a748" text:class-names="">LLMs<text:s text:c="1"/></text:span><text:span text:style-name="a749" text:class-names="">don’t ‘know’ facts beyond their training data unless externally updated.</text:span></text:p>
            <text:p text:style-name="a752" text:class-names="" text:cond-style-name=""><text:span text:style-name="a751" text:class-names=""/></text:p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  <text:p text:style-name="a769" text:class-names="" text:cond-style-name=""><text:span text:style-name="a757" text:class-names=""><text:tab/>Need<text:s text:c="1"/></text:span><text:span text:style-name="a758" text:class-names="">for user strategy</text:span><text:span text:style-name="a759" text:class-names="">: Controlling outputs requires<text:s text:c="1"/></text:span><text:span text:style-name="a760" text:class-names="">thoughtful design</text:span><text:span text:style-name="a761" text:class-names="">:<text:s text:c="1"/></text:span><text:span text:style-name="a762" text:class-names=""><text:tab/></text:span><text:span text:style-name="a763" text:class-names="">prompt shaping</text:span><text:span text:style-name="a764" text:class-names="">,<text:s text:c="1"/></text:span><text:span text:style-name="a765" text:class-names="">context injection</text:span><text:span text:style-name="a766" text:class-names=""><text:s text:c="1"/>and<text:s text:c="1"/></text:span><text:span text:style-name="a767" text:class-names="">model choice<text:s text:c="1"/></text:span><text:span text:style-name="a768" text:class-names=""/></text:p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3" draw:style-name="a776" draw:name="Fußzeilenplatzhalter 2" svg:x="4.41667in" svg:y="6.95139in" svg:width="4.5in" svg:height="0.39931in">
          <draw:text-box>
            <text:p text:style-name="a775" text:class-names="" text:cond-style-name=""><text:span text:style-name="a773" text:class-names="">From LLMs to AI Agents: 17.07.2025</text:span><text:span text:style-name="a774" text:class-names=""/></text:p>
          </draw:text-box>
          <svg:title/>
          <svg:desc/>
        </draw:frame>
        <draw:frame draw:id="id74" draw:style-name="a779" draw:name="Foliennummernplatzhalter 3" svg:x="9.41667in" svg:y="6.95139in" svg:width="3in" svg:height="0.39931in">
          <draw:text-box>
            <text:p text:style-name="a778" text:class-names="" text:cond-style-name=""><text:span text:style-name="a777" text:class-names=""><text:page-number style:num-format="1" text:fixed="false"/></text:span></text:p>
          </draw:text-box>
          <svg:title/>
          <svg:desc/>
        </draw:frame>
        <draw:custom-shape svg:x="0.52809in" svg:y="5.33944in" svg:width="1.25843in" svg:height="0.86517in" draw:id="id75" draw:style-name="a782" draw:name="Pfeil: nach rechts 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17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1" draw:style-name="a783" draw:master-page-name="Master1-Layout1-title-Titelfolie" presentation:presentation-page-layout-name="Master1-PPL1" draw:id="Slide-266">
        <draw:frame draw:id="id76" draw:style-name="a818" draw:name="Textfeld 4" svg:x="1.02083in" svg:y="0.625in" svg:width="11.27131in" svg:height="6.02493in">
          <draw:text-box>
            <text:p text:style-name="a785" text:class-names="" text:cond-style-name=""><text:span text:style-name="a784" text:class-names="">Prompt Engineering</text:span></text:p>
            <text:p text:style-name="a787" text:class-names="" text:cond-style-name=""><text:span text:style-name="a786" text:class-names="">Designing Inputs for Better Outputs</text:span></text:p>
            <text:p text:style-name="a789" text:class-names="" text:cond-style-name=""><text:span text:style-name="a788" text:class-names=""/></text:p>
            <text:p text:style-name="a791" text:class-names="" text:cond-style-name=""><text:span text:style-name="a790" text:class-names="">Definition<text:s text:c="1"/></text:span></text:p>
            <text:p text:style-name="a794" text:class-names="" text:cond-style-name=""><text:span text:style-name="a792" text:class-names="">Prompt<text:s text:c="1"/></text:span><text:span text:style-name="a793" text:class-names="">engineering is the art of crafting effective inputs to guide LLM behavior.</text:span></text:p>
            <text:p text:style-name="a796" text:class-names="" text:cond-style-name=""><text:span text:style-name="a795" text:class-names=""/></text:p>
            <text:p text:style-name="a800" text:class-names="" text:cond-style-name=""><text:span text:style-name="a797" text:class-names="">Types of<text:s text:c="1"/></text:span><text:span text:style-name="a798" text:class-names="">Prompts</text:span><text:span text:style-name="a799" text:class-names=""/></text:p>
            <text:p text:style-name="a805" text:class-names="" text:cond-style-name=""><text:span text:style-name="a801" text:class-names="">Includes<text:s text:c="1"/></text:span><text:span text:style-name="a802" text:class-names="">zero-shot, few-shot and chain-of-thought<text:s text:c="1"/></text:span><text:span text:style-name="a803" text:class-names="">prompting and many others,<text:s text:c="1"/></text:span><text:span text:style-name="a804" text:class-names="">each with specific use cases.</text:span></text:p>
            <text:p text:style-name="a807" text:class-names="" text:cond-style-name=""><text:span text:style-name="a806" text:class-names=""/></text:p>
            <text:p text:style-name="a811" text:class-names="" text:cond-style-name=""><text:span text:style-name="a808" text:class-names="">Best<text:s text:c="1"/></text:span><text:span text:style-name="a809" text:class-names="">Practices</text:span><text:span text:style-name="a810" text:class-names=""><text:s text:c="1"/></text:span></text:p>
            <text:p text:style-name="a815" text:class-names="" text:cond-style-name=""><text:span text:style-name="a812" text:class-names="">Be<text:s text:c="1"/></text:span><text:span text:style-name="a813" text:class-names="">explicit, provide structure, use examples and test multiple phrasing.</text:span><text:span text:style-name="a814" text:class-names=""/></text:p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7" draw:style-name="a822" draw:name="Fußzeilenplatzhalter 2" svg:x="4.41667in" svg:y="6.95139in" svg:width="4.5in" svg:height="0.39931in">
          <draw:text-box>
            <text:p text:style-name="a821" text:class-names="" text:cond-style-name=""><text:span text:style-name="a819" text:class-names="">From LLMs to AI Agents: 17.07.2025</text:span><text:span text:style-name="a820" text:class-names=""/></text:p>
          </draw:text-box>
          <svg:title/>
          <svg:desc/>
        </draw:frame>
        <draw:frame draw:id="id78" draw:style-name="a825" draw:name="Foliennummernplatzhalter 3" svg:x="9.41667in" svg:y="6.95139in" svg:width="3in" svg:height="0.39931in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draw:page>
      <draw:page draw:name="Slide12" draw:style-name="a826" draw:master-page-name="Master1-Layout1-title-Titelfolie" presentation:presentation-page-layout-name="Master1-PPL1" draw:id="Slide-267">
        <draw:frame draw:id="id79" draw:style-name="a861" draw:name="Textfeld 4" svg:x="1.02083in" svg:y="0.625in" svg:width="10.88928in" svg:height="6.42884in">
          <draw:text-box>
            <text:p text:style-name="a828" text:class-names="" text:cond-style-name=""><text:span text:style-name="a827" text:class-names="">Retrieval-Augmented-Generation (RAG)</text:span></text:p>
            <text:p text:style-name="a830" text:class-names="" text:cond-style-name=""><text:span text:style-name="a829" text:class-names="">Injecting External Knowledge into LLMs</text:span></text:p>
            <text:p text:style-name="a832" text:class-names="" text:cond-style-name=""><text:span text:style-name="a831" text:class-names=""/></text:p>
            <text:p text:style-name="a835" text:class-names="" text:cond-style-name=""><text:span text:style-name="a833" text:class-names="">Definition</text:span><text:span text:style-name="a834" text:class-names=""/></text:p>
            <text:p text:style-name="a840" text:class-names="" text:cond-style-name=""><text:span text:style-name="a836" text:class-names="">Combines<text:s text:c="1"/></text:span><text:span text:style-name="a837" text:class-names="">retrieval from a document store with generation by an LLM to ground outputs in factual<text:s text:c="1"/></text:span><text:span text:style-name="a838" text:class-names="">data.</text:span><text:span text:style-name="a839" text:class-names=""/></text:p>
            <text:p text:style-name="a842" text:class-names="" text:cond-style-name=""><text:span text:style-name="a841" text:class-names=""/></text:p>
            <text:p text:style-name="a846" text:class-names="" text:cond-style-name=""><text:span text:style-name="a843" text:class-names="">When to use<text:s text:c="1"/></text:span><text:span text:style-name="a844" text:class-names="">it</text:span><text:span text:style-name="a845" text:class-names=""/></text:p>
            <text:p text:style-name="a849" text:class-names="" text:cond-style-name=""><text:span text:style-name="a847" text:class-names="">Ideal<text:s text:c="1"/></text:span><text:span text:style-name="a848" text:class-names="">for domain-specific tasks, up-to-date knowledge needs or questions outside the model’s training data.</text:span></text:p>
            <text:p text:style-name="a851" text:class-names="" text:cond-style-name=""><text:span text:style-name="a850" text:class-names=""/></text:p>
            <text:p text:style-name="a854" text:class-names="" text:cond-style-name=""><text:span text:style-name="a852" text:class-names="">Benefits</text:span><text:span text:style-name="a853" text:class-names=""><text:s text:c="1"/></text:span></text:p>
            <text:p text:style-name="a858" text:class-names="" text:cond-style-name=""><text:span text:style-name="a855" text:class-names="">Reduces<text:s text:c="1"/></text:span><text:span text:style-name="a856" text:class-names="">hallucinations, boosts accuracy and supports longer, complex queries.</text:span><text:span text:style-name="a857" text:class-names=""/></text:p>
            <text:p text:style-name="a860" text:class-names="" text:cond-style-name=""><text:span text:style-name="a859" text:class-names=""/></text:p>
          </draw:text-box>
          <svg:title/>
          <svg:desc/>
        </draw:frame>
        <draw:frame draw:id="id80" draw:style-name="a865" draw:name="Fußzeilenplatzhalter 2" svg:x="4.41667in" svg:y="6.95139in" svg:width="4.5in" svg:height="0.39931in">
          <draw:text-box>
            <text:p text:style-name="a864" text:class-names="" text:cond-style-name=""><text:span text:style-name="a862" text:class-names="">From LLMs to AI Agents: 17.07.2025</text:span><text:span text:style-name="a863" text:class-names=""/></text:p>
          </draw:text-box>
          <svg:title/>
          <svg:desc/>
        </draw:frame>
        <draw:frame draw:id="id81" draw:style-name="a868" draw:name="Foliennummernplatzhalter 3" svg:x="9.41667in" svg:y="6.95139in" svg:width="3in" svg:height="0.39931in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</draw:page>
      <draw:page draw:name="Slide13" draw:style-name="a869" draw:master-page-name="Master1-Layout1-title-Titelfolie" presentation:presentation-page-layout-name="Master1-PPL1" draw:id="Slide-268">
        <draw:frame draw:id="id82" draw:style-name="a904" draw:name="Textfeld 4" svg:x="1.02083in" svg:y="0.625in" svg:width="10.58631in" svg:height="5.68835in">
          <draw:text-box>
            <text:p text:style-name="a874" text:class-names="" text:cond-style-name=""><text:span text:style-name="a870" text:class-names="">Choosing the<text:s text:c="1"/></text:span><text:span text:style-name="a871" text:class-names="">right<text:s text:c="1"/></text:span><text:span text:style-name="a872" text:class-names="">LLM</text:span><text:span text:style-name="a873" text:class-names=""/></text:p>
            <text:p text:style-name="a876" text:class-names="" text:cond-style-name=""><text:span text:style-name="a875" text:class-names="">Model Selection Matters</text:span></text:p>
            <text:p text:style-name="a878" text:class-names="" text:cond-style-name=""><text:span text:style-name="a877" text:class-names=""/></text:p>
            <text:p text:style-name="a881" text:class-names="" text:cond-style-name=""><text:span text:style-name="a879" text:class-names="">Model Size &amp;<text:s text:c="1"/></text:span><text:span text:style-name="a880" text:class-names="">Cost</text:span></text:p>
            <text:p text:style-name="a884" text:class-names="" text:cond-style-name=""><text:span text:style-name="a882" text:class-names="">Larger<text:s text:c="1"/></text:span><text:span text:style-name="a883" text:class-names="">models offer higher accuracy but require more resources; smaller ones are faster and cheaper.</text:span></text:p>
            <text:p text:style-name="a886" text:class-names="" text:cond-style-name=""><text:span text:style-name="a885" text:class-names=""/></text:p>
            <text:p text:style-name="a890" text:class-names="" text:cond-style-name=""><text:span text:style-name="a887" text:class-names="">Fine-tuning &amp;<text:s text:c="1"/></text:span><text:span text:style-name="a888" text:class-names="">Customization</text:span><text:span text:style-name="a889" text:class-names=""/></text:p>
            <text:p text:style-name="a893" text:class-names="" text:cond-style-name=""><text:span text:style-name="a891" text:class-names="">Some<text:s text:c="1"/></text:span><text:span text:style-name="a892" text:class-names="">tasks benefit from fine-tuned models tailored to specific domains.</text:span></text:p>
            <text:p text:style-name="a895" text:class-names="" text:cond-style-name=""><text:span text:style-name="a894" text:class-names=""/></text:p>
            <text:p text:style-name="a899" text:class-names="" text:cond-style-name=""><text:span text:style-name="a896" text:class-names="">Context Length &amp; API<text:s text:c="1"/></text:span><text:span text:style-name="a897" text:class-names="">Features</text:span><text:span text:style-name="a898" text:class-names=""/></text:p>
            <text:p text:style-name="a903" text:class-names="" text:cond-style-name=""><text:span text:style-name="a900" text:class-names="">Longer<text:s text:c="1"/></text:span><text:span text:style-name="a901" text:class-names="">context windows support complex workflows; some APIs offer tools like function calling or vision.</text:span><text:span text:style-name="a902" text:class-names=""/></text:p>
          </draw:text-box>
          <svg:title/>
          <svg:desc/>
        </draw:frame>
        <draw:frame draw:id="id83" draw:style-name="a908" draw:name="Fußzeilenplatzhalter 2" svg:x="4.41667in" svg:y="6.95139in" svg:width="4.5in" svg:height="0.39931in">
          <draw:text-box>
            <text:p text:style-name="a907" text:class-names="" text:cond-style-name=""><text:span text:style-name="a905" text:class-names="">From LLMs to AI Agents: 17.07.2025</text:span><text:span text:style-name="a906" text:class-names=""/></text:p>
          </draw:text-box>
          <svg:title/>
          <svg:desc/>
        </draw:frame>
        <draw:frame draw:id="id84" draw:style-name="a911" draw:name="Foliennummernplatzhalter 3" svg:x="9.41667in" svg:y="6.95139in" svg:width="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draw:page>
      <draw:page draw:name="Slide19" draw:style-name="a912" draw:master-page-name="Master1-Layout1-title-Titelfolie" presentation:presentation-page-layout-name="Master1-PPL1" draw:id="Slide-274">
        <draw:frame draw:id="id85" draw:style-name="a984" draw:name="Textfeld 4" svg:x="1.02083in" svg:y="0.625in" svg:width="12.54097in" svg:height="6.11581in">
          <draw:text-box>
            <text:p text:style-name="a916" text:class-names="" text:cond-style-name=""><text:span text:style-name="a913" text:class-names="">Selected<text:s text:c="1"/></text:span><text:span text:style-name="a914" text:class-names="">LLMs for the project</text:span><text:span text:style-name="a915" text:class-names=""/></text:p>
            <text:p text:style-name="a918" text:class-names="" text:cond-style-name=""><text:span text:style-name="a917" text:class-names=""/></text:p>
            <text:p text:style-name="a922" text:class-names="" text:cond-style-name=""><text:span text:style-name="a919" text:class-names="">Gemma<text:s text:c="1"/></text:span><text:span text:style-name="a920" text:class-names="">3:1b</text:span><text:span text:style-name="a921" text:class-names=""/></text:p>
            <text:p text:style-name="a937" text:class-names="" text:cond-style-name=""><text:span text:style-name="a923" text:class-names="">Lightweight</text:span><text:span text:style-name="a924" text:class-names="">,<text:s text:c="1"/></text:span><text:span text:style-name="a925" text:class-names="">efficient</text:span><text:span text:style-name="a926" text:class-names=""><text:s text:c="1"/>open<text:s text:c="1"/></text:span><text:span text:style-name="a927" text:class-names="">model</text:span><text:span text:style-name="a928" text:class-names=""><text:s text:c="1"/>ideal<text:s text:c="1"/></text:span><text:span text:style-name="a929" text:class-names="">for</text:span><text:span text:style-name="a930" text:class-names=""><text:s text:c="1"/></text:span><text:span text:style-name="a931" text:class-names="">local</text:span><text:span text:style-name="a932" text:class-names=""><text:s text:c="1"/></text:span><text:span text:style-name="a933" text:class-names="">inference</text:span><text:span text:style-name="a934" text:class-names=""><text:s text:c="1"/>and mobile<text:s text:c="1"/></text:span><text:span text:style-name="a935" text:class-names="">deployment</text:span><text:span text:style-name="a936" text:class-names="">.</text:span></text:p>
            <text:p text:style-name="a939" text:class-names="" text:cond-style-name=""><text:span text:style-name="a938" text:class-names=""/></text:p>
            <text:p text:style-name="a941" text:class-names="" text:cond-style-name=""><text:span text:style-name="a940" text:class-names="">Mistral 7B</text:span></text:p>
            <text:p text:style-name="a954" text:class-names="" text:cond-style-name=""><text:span text:style-name="a942" text:class-names="">High<text:s text:c="1"/></text:span><text:span text:style-name="a943" text:class-names="">throughput</text:span><text:span text:style-name="a944" text:class-names=""><text:s text:c="1"/>open<text:s text:c="1"/></text:span><text:span text:style-name="a945" text:class-names="">model</text:span><text:span text:style-name="a946" text:class-names="">, strong in code and<text:s text:c="1"/></text:span><text:span text:style-name="a947" text:class-names="">factual</text:span><text:span text:style-name="a948" text:class-names=""><text:s text:c="1"/>Q&amp;A<text:s text:c="1"/></text:span><text:span text:style-name="a949" text:class-names="">with</text:span><text:span text:style-name="a950" text:class-names=""><text:s text:c="1"/>fast<text:s text:c="1"/></text:span><text:span text:style-name="a951" text:class-names="">inference</text:span><text:span text:style-name="a952" text:class-names="">.</text:span><text:span text:style-name="a953" text:class-names=""/></text:p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p text:style-name="a961" text:class-names="" text:cond-style-name=""><text:span text:style-name="a958" text:class-names="">LLaMA</text:span><text:span text:style-name="a959" text:class-names=""><text:s text:c="1"/>3.1:8B</text:span><text:span text:style-name="a960" text:class-names=""/></text:p>
            <text:p text:style-name="a980" text:class-names="" text:cond-style-name=""><text:span text:style-name="a962" text:class-names="">Strong<text:s text:c="1"/></text:span><text:span text:style-name="a963" text:class-names="">generalist</text:span><text:span text:style-name="a964" text:class-names="">,<text:s text:c="1"/></text:span><text:span text:style-name="a965" text:class-names="">excels</text:span><text:span text:style-name="a966" text:class-names=""><text:s text:c="1"/>in<text:s text:c="1"/></text:span><text:span text:style-name="a967" text:class-names="">reasoning</text:span><text:span text:style-name="a968" text:class-names=""><text:s text:c="1"/>and<text:s text:c="1"/></text:span><text:span text:style-name="a969" text:class-names="">dialogue</text:span><text:span text:style-name="a970" text:class-names="">,<text:s text:c="1"/></text:span><text:span text:style-name="a971" text:class-names="">suitable</text:span><text:span text:style-name="a972" text:class-names=""><text:s text:c="1"/></text:span><text:span text:style-name="a973" text:class-names="">for</text:span><text:span text:style-name="a974" text:class-names=""><text:s text:c="1"/></text:span><text:span text:style-name="a975" text:class-names="">cloud-based</text:span><text:span text:style-name="a976" text:class-names=""><text:s text:c="1"/></text:span><text:span text:style-name="a977" text:class-names="">applications</text:span><text:span text:style-name="a978" text:class-names="">.</text:span><text:span text:style-name="a979" text:class-names=""/></text:p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  <draw:frame draw:id="id86" draw:style-name="a988" draw:name="Fußzeilenplatzhalter 2" svg:x="4.41667in" svg:y="6.95139in" svg:width="4.5in" svg:height="0.39931in">
          <draw:text-box>
            <text:p text:style-name="a987" text:class-names="" text:cond-style-name=""><text:span text:style-name="a985" text:class-names="">From LLMs to AI Agents: 17.07.2025</text:span><text:span text:style-name="a986" text:class-names=""/></text:p>
          </draw:text-box>
          <svg:title/>
          <svg:desc/>
        </draw:frame>
        <draw:frame draw:id="id87" draw:style-name="a991" draw:name="Foliennummernplatzhalter 3" svg:x="9.41667in" svg:y="6.95139in" svg:width="3in" svg:height="0.39931in">
          <draw:text-box>
            <text:p text:style-name="a990" text:class-names="" text:cond-style-name=""><text:span text:style-name="a989" text:class-names=""><text:page-number style:num-format="1" text:fixed="false"/></text:span></text:p>
          </draw:text-box>
          <svg:title/>
          <svg:desc/>
        </draw:frame>
      </draw:page>
      <draw:page draw:name="Slide14" draw:style-name="a992" draw:master-page-name="Master1-Layout1-title-Titelfolie" presentation:presentation-page-layout-name="Master1-PPL1" draw:id="Slide-269">
        <draw:frame draw:id="id88" draw:style-name="a1036" draw:name="Textfeld 4" svg:x="1.02083in" svg:y="0.625in" svg:width="11.18142in" svg:height="5.68835in">
          <draw:text-box>
            <text:p text:style-name="a995" text:class-names="" text:cond-style-name=""><text:span text:style-name="a993" text:class-names="">Prompt 1 : Simple query</text:span><text:span text:style-name="a994" text:class-names=""/></text:p>
            <text:p text:style-name="a999" text:class-names="" text:cond-style-name=""><text:span text:style-name="a996" text:class-names="">“What is<text:s text:c="1"/></text:span><text:span text:style-name="a997" text:class-names="">1000*55?”</text:span><text:span text:style-name="a998" text:class-names=""/></text:p>
            <text:p text:style-name="a1001" text:class-names="" text:cond-style-name=""><text:span text:style-name="a1000" text:class-names=""/></text:p>
            <text:p text:style-name="a1003" text:class-names="" text:cond-style-name=""><text:span text:style-name="a1002" text:class-names="">LLM Responses</text:span></text:p>
            <text:p text:style-name="a1006" text:class-names="" text:cond-style-name=""><text:span text:style-name="a1004" text:class-names="">Correct<text:s text:c="1"/></text:span><text:span text:style-name="a1005" text:class-names="">result.</text:span></text:p>
            <text:p text:style-name="a1008" text:class-names="" text:cond-style-name=""><text:span text:style-name="a1007" text:class-names=""/></text:p>
            <text:p text:style-name="a1012" text:class-names="" text:cond-style-name=""><text:span text:style-name="a1009" text:class-names="">Prompt<text:s text:c="1"/></text:span><text:span text:style-name="a1010" text:class-names="">engineering</text:span><text:span text:style-name="a1011" text:class-names=""><text:s text:c="1"/></text:span></text:p>
            <text:p text:style-name="a1016" text:class-names="" text:cond-style-name=""><text:span text:style-name="a1013" text:class-names="">Not<text:s text:c="1"/></text:span><text:span text:style-name="a1014" text:class-names="">necessary in<text:s text:c="1"/></text:span><text:span text:style-name="a1015" text:class-names="">general.<text:s text:c="1"/></text:span></text:p>
            <text:p text:style-name="a1021" text:class-names="" text:cond-style-name=""><text:span text:style-name="a1017" text:class-names="">However,<text:s text:c="1"/></text:span><text:span text:style-name="a1018" text:class-names="">e</text:span><text:span text:style-name="a1019" text:class-names="">xplicit<text:s text:c="1"/></text:span><text:span text:style-name="a1020" text:class-names="">formats like “Calculate 1000*55 =“ reduce hallucination risk.</text:span></text:p>
            <text:p text:style-name="a1023" text:class-names="" text:cond-style-name=""><text:span text:style-name="a1022" text:class-names=""/></text:p>
            <text:p text:style-name="a1027" text:class-names="" text:cond-style-name=""><text:span text:style-name="a1024" text:class-names="">Model<text:s text:c="1"/></text:span><text:span text:style-name="a1025" text:class-names="">choice</text:span><text:span text:style-name="a1026" text:class-names=""/></text:p>
            <text:p text:style-name="a1031" text:class-names="" text:cond-style-name=""><text:span text:style-name="a1028" text:class-names="">Small<text:s text:c="1"/></text:span><text:span text:style-name="a1029" text:class-names="">and simple model is sufficient.<text:s text:c="1"/></text:span><text:span text:style-name="a1030" text:class-names=""/></text:p>
            <text:p text:style-name="a1035" text:class-names="" text:cond-style-name=""><text:span text:style-name="a1032" text:class-names="">Math-specialized<text:s text:c="1"/></text:span><text:span text:style-name="a1033" text:class-names="">models only needed for more complex operations.</text:span><text:span text:style-name="a1034" text:class-names=""/></text:p>
          </draw:text-box>
          <svg:title/>
          <svg:desc/>
        </draw:frame>
        <draw:frame draw:id="id89" draw:style-name="a1040" draw:name="Fußzeilenplatzhalter 2" svg:x="4.41667in" svg:y="6.95139in" svg:width="4.5in" svg:height="0.39931in">
          <draw:text-box>
            <text:p text:style-name="a1039" text:class-names="" text:cond-style-name=""><text:span text:style-name="a1037" text:class-names="">From LLMs to AI Agents: 17.07.2025</text:span><text:span text:style-name="a1038" text:class-names=""/></text:p>
          </draw:text-box>
          <svg:title/>
          <svg:desc/>
        </draw:frame>
        <draw:frame draw:id="id90" draw:style-name="a1043" draw:name="Foliennummernplatzhalter 3" svg:x="9.41667in" svg:y="6.95139in" svg:width="3in" svg:height="0.3993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draw:page>
      <draw:page draw:name="Slide15" draw:style-name="a1044" draw:master-page-name="Master1-Layout1-title-Titelfolie" presentation:presentation-page-layout-name="Master1-PPL1" draw:id="Slide-270">
        <draw:frame draw:id="id91" draw:style-name="a1094" draw:name="Textfeld 4" svg:x="1.02083in" svg:y="0.625in" svg:width="11.31625in" svg:height="6.09225in">
          <draw:text-box>
            <text:p text:style-name="a1047" text:class-names="" text:cond-style-name=""><text:span text:style-name="a1045" text:class-names="">Prompt 2 : Complex opinion</text:span><text:span text:style-name="a1046" text:class-names=""/></text:p>
            <text:p text:style-name="a1049" text:class-names="" text:cond-style-name=""><text:span text:style-name="a1048" text:class-names="">“Who is the most powerful character in Star Wars?”</text:span></text:p>
            <text:p text:style-name="a1051" text:class-names="" text:cond-style-name=""><text:span text:style-name="a1050" text:class-names=""/></text:p>
            <text:p text:style-name="a1054" text:class-names="" text:cond-style-name=""><text:span text:style-name="a1052" text:class-names="">LLM<text:s text:c="1"/></text:span><text:span text:style-name="a1053" text:class-names="">Response</text:span></text:p>
            <text:p text:style-name="a1060" text:class-names="" text:cond-style-name=""><text:span text:style-name="a1055" text:class-names="">Responses<text:s text:c="1"/></text:span><text:span text:style-name="a1056" text:class-names="">vary: Darth Vader, Yoda, Palpatine, … – depends on<text:s text:c="1"/></text:span><text:span text:style-name="a1057" text:class-names="">LLM and<text:s text:c="1"/></text:span><text:span text:style-name="a1058" text:class-names="">framing</text:span><text:span text:style-name="a1059" text:class-names="">.</text:span></text:p>
            <text:p text:style-name="a1062" text:class-names="" text:cond-style-name=""><text:span text:style-name="a1061" text:class-names=""/></text:p>
            <text:p text:style-name="a1064" text:class-names="" text:cond-style-name=""><text:span text:style-name="a1063" text:class-names=""/></text:p>
            <text:p text:style-name="a1066" text:class-names="" text:cond-style-name=""><text:span text:style-name="a1065" text:class-names=""/></text:p>
            <text:p text:style-name="a1068" text:class-names="" text:cond-style-name=""><text:span text:style-name="a1067" text:class-names=""/></text:p>
            <text:p text:style-name="a1073" text:class-names="" text:cond-style-name=""><text:span text:style-name="a1069" text:class-names="">Prompt<text:s text:c="1"/></text:span><text:span text:style-name="a1070" text:class-names="">Engineering<text:s text:c="1"/></text:span><text:span text:style-name="a1071" text:class-names="">Fix</text:span><text:span text:style-name="a1072" text:class-names=""/></text:p>
            <text:p text:style-name="a1082" text:class-names="" text:cond-style-name=""><text:span text:style-name="a1074" text:class-names="">Specify<text:s text:c="1"/></text:span><text:span text:style-name="a1075" text:class-names="">evaluation<text:s text:c="1"/></text:span><text:span text:style-name="a1076" text:class-names="">criteria (Force<text:s text:c="1"/></text:span><text:span text:style-name="a1077" text:class-names="">strength, combat skills, influence,<text:s text:c="1"/></text:span><text:span text:style-name="a1078" text:class-names="">Yedi</text:span><text:span text:style-name="a1079" text:class-names="">-only</text:span><text:span text:style-name="a1080" text:class-names="">, …)</text:span><text:span text:style-name="a1081" text:class-names=""/></text:p>
            <text:p text:style-name="a1084" text:class-names="" text:cond-style-name=""><text:span text:style-name="a1083" text:class-names=""/></text:p>
            <text:p text:style-name="a1088" text:class-names="" text:cond-style-name=""><text:span text:style-name="a1085" text:class-names="">Adding RAG<text:s text:c="1"/></text:span><text:span text:style-name="a1086" text:class-names="">content</text:span><text:span text:style-name="a1087" text:class-names=""><text:s text:c="1"/></text:span></text:p>
            <text:p text:style-name="a1093" text:class-names="" text:cond-style-name=""><text:span text:style-name="a1089" text:class-names="">Not<text:s text:c="1"/></text:span><text:span text:style-name="a1090" text:class-names="">needed in this case</text:span><text:span text:style-name="a1091" text:class-names="">. LLMs seem to have Star Wars in their training data.</text:span><text:span text:style-name="a1092" text:class-names=""/></text:p>
          </draw:text-box>
          <svg:title/>
          <svg:desc/>
        </draw:frame>
        <draw:frame draw:id="id92" draw:style-name="a1098" draw:name="Fußzeilenplatzhalter 2" svg:x="4.41667in" svg:y="6.95139in" svg:width="4.5in" svg:height="0.39931in">
          <draw:text-box>
            <text:p text:style-name="a1097" text:class-names="" text:cond-style-name=""><text:span text:style-name="a1095" text:class-names="">From LLMs to AI Agents: 17.07.2025</text:span><text:span text:style-name="a1096" text:class-names=""/></text:p>
          </draw:text-box>
          <svg:title/>
          <svg:desc/>
        </draw:frame>
        <draw:frame draw:id="id93" draw:style-name="a1101" draw:name="Foliennummernplatzhalter 3" svg:x="9.41667in" svg:y="6.95139in" svg:width="3in" svg:height="0.39931in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  <draw:custom-shape svg:x="1.02083in" svg:y="3.22731in" svg:width="11.70951in" svg:height="0.88764in" draw:id="id94" draw:style-name="a1112" draw:name="Rechteck 5">
          <svg:title/>
          <svg:desc/>
          <text:p text:style-name="a1108" text:class-names="" text:cond-style-name=""><text:span text:style-name="a1102" text:class-names="">Part</text:span><text:span text:style-name="a1103" text:class-names=""><text:s text:c="1"/></text:span><text:span text:style-name="a1104" text:class-names="">of</text:span><text:span text:style-name="a1105" text:class-names=""><text:s text:c="1"/></text:span><text:span text:style-name="a1106" text:class-names="">one response</text:span><text:span text:style-name="a1107" text:class-names="">:</text:span></text:p>
          <text:p text:style-name="a1111" text:class-names="" text:cond-style-name=""><text:span text:style-name="a1109" text:class-names="">“The Force is Fluid:</text:span><text:span text:style-name="a1110" text:class-names=""> The Force is a complex and ever-shifting phenomenon. Its influence is constantly changing.”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1113" draw:master-page-name="Master1-Layout1-title-Titelfolie" presentation:presentation-page-layout-name="Master1-PPL1" draw:id="Slide-271">
        <draw:frame draw:id="id95" draw:style-name="a1154" draw:name="Textfeld 4" svg:x="1.02083in" svg:y="0.625in" svg:width="12.17018in" svg:height="6.49616in">
          <draw:text-box>
            <text:p text:style-name="a1116" text:class-names="" text:cond-style-name=""><text:span text:style-name="a1114" text:class-names="">Prompt 3 : Technical socioeconomic query</text:span><text:span text:style-name="a1115" text:class-names=""/></text:p>
            <text:p text:style-name="a1118" text:class-names="" text:cond-style-name=""><text:span text:style-name="a1117" text:class-names="">“What is the effect of wind turbines on property values?</text:span></text:p>
            <text:p text:style-name="a1120" text:class-names="" text:cond-style-name=""><text:span text:style-name="a1119" text:class-names="">LLM Responses</text:span></text:p>
            <text:p text:style-name="a1126" text:class-names="" text:cond-style-name=""><text:span text:style-name="a1121" text:class-names="">Vary widely:<text:s text:c="1"/></text:span><text:span text:style-name="a1122" text:class-names="">O</text:span><text:span text:style-name="a1123" text:class-names="">ften<text:s text:c="1"/></text:span><text:span text:style-name="a1124" text:class-names="">general, inconsistent and highly hallucinated unless context is given</text:span><text:span text:style-name="a1125" text:class-names="">.</text:span></text:p>
            <text:p text:style-name="a1128" text:class-names="" text:cond-style-name=""><text:span text:style-name="a1127" text:class-names=""/></text:p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/></text:p>
            <text:p text:style-name="a1134" text:class-names="" text:cond-style-name=""><text:span text:style-name="a1133" text:class-names=""/></text:p>
            <text:p text:style-name="a1136" text:class-names="" text:cond-style-name=""><text:span text:style-name="a1135" text:class-names="">Prompt Refinement</text:span></text:p>
            <text:p text:style-name="a1143" text:class-names="" text:cond-style-name=""><text:span text:style-name="a1137" text:class-names="">Ask<text:s text:c="1"/></text:span><text:span text:style-name="a1138" text:class-names="">for peer-reviewed meta-analyses, defining<text:s text:c="1"/></text:span><text:span text:style-name="a1139" text:class-names="">role of LLM<text:s text:c="1"/></text:span><text:span text:style-name="a1140" text:class-names="">as professor for economics, explicitly forbidding hallucinating<text:s text:c="1"/></text:span><text:span text:style-name="a1141" text:class-names=""></text:span><text:span text:style-name="a1142" text:class-names=""><text:s text:c="1"/>works only partly</text:span></text:p>
            <text:p text:style-name="a1145" text:class-names="" text:cond-style-name=""><text:span text:style-name="a1144" text:class-names=""/></text:p>
            <text:p text:style-name="a1148" text:class-names="" text:cond-style-name=""><text:span text:style-name="a1146" text:class-names="">RAG<text:s text:c="1"/></text:span><text:span text:style-name="a1147" text:class-names="">Enhancement</text:span></text:p>
            <text:p text:style-name="a1153" text:class-names="" text:cond-style-name=""><text:span text:style-name="a1149" text:class-names="">Pulling<text:s text:c="1"/></text:span><text:span text:style-name="a1150" text:class-names="">in data from actual meta-analysis on this topic improves factual<text:s text:c="1"/></text:span><text:span text:style-name="a1151" text:class-names="">reliability considerably.</text:span><text:span text:style-name="a1152" text:class-names=""/></text:p>
          </draw:text-box>
          <svg:title/>
          <svg:desc/>
        </draw:frame>
        <draw:frame draw:id="id96" draw:style-name="a1158" draw:name="Fußzeilenplatzhalter 2" svg:x="4.41667in" svg:y="6.95139in" svg:width="4.5in" svg:height="0.39931in">
          <draw:text-box>
            <text:p text:style-name="a1157" text:class-names="" text:cond-style-name=""><text:span text:style-name="a1155" text:class-names="">From LLMs to AI Agents: 17.07.2025</text:span><text:span text:style-name="a1156" text:class-names=""/></text:p>
          </draw:text-box>
          <svg:title/>
          <svg:desc/>
        </draw:frame>
        <draw:frame draw:id="id97" draw:style-name="a1161" draw:name="Foliennummernplatzhalter 3" svg:x="9.41667in" svg:y="6.95139in" svg:width="3in" svg:height="0.3993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custom-shape svg:x="1.02083in" svg:y="2.74568in" svg:width="11.94546in" svg:height="1.26556in" draw:id="id98" draw:style-name="a1174" draw:name="Rechteck 5">
          <svg:title/>
          <svg:desc/>
          <text:p text:style-name="a1168" text:class-names="" text:cond-style-name=""><text:span text:style-name="a1162" text:class-names="">Part</text:span><text:span text:style-name="a1163" text:class-names=""><text:s text:c="1"/></text:span><text:span text:style-name="a1164" text:class-names="">of</text:span><text:span text:style-name="a1165" text:class-names=""><text:s text:c="1"/></text:span><text:span text:style-name="a1166" text:class-names="">one response</text:span><text:span text:style-name="a1167" text:class-names="">:</text:span></text:p>
          <text:p text:style-name="a1173" text:class-names="" text:cond-style-name=""><text:span text:style-name="a1169" text:class-names="">Disclaimer</text:span><text:span text:style-name="a1170" text:class-names="">: I'm an AI Chatbot and not a real estate or economic expert. This information is based on current research and analysis and should not be considered professional financial or investment advice</text:span><text:span text:style-name="a1171" text:class-names="">.</text:span><text:span text:style-name="a1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1175" draw:master-page-name="Master1-Layout1-title-Titelfolie" presentation:presentation-page-layout-name="Master1-PPL1" draw:id="Slide-272">
        <draw:frame draw:id="id99" draw:style-name="a1224" draw:name="Textfeld 4" svg:x="1.02083in" svg:y="0.625in" svg:width="11.78816in" svg:height="6.29421in">
          <draw:text-box>
            <text:p text:style-name="a1179" text:class-names="" text:cond-style-name=""><text:span text:style-name="a1176" text:class-names="">Conclusion &amp;<text:s text:c="1"/></text:span><text:span text:style-name="a1177" text:class-names="">Takeaways</text:span><text:span text:style-name="a1178" text:class-names=""/></text:p>
            <text:p text:style-name="a1181" text:class-names="" text:cond-style-name=""><text:span text:style-name="a1180" text:class-names=""/></text:p>
            <text:p text:style-name="a1184" text:class-names="" text:cond-style-name=""><text:span text:style-name="a1182" text:class-names="">Simple (math)<text:s text:c="1"/></text:span><text:span text:style-name="a1183" text:class-names="">prompt<text:s text:c="1"/></text:span></text:p>
            <text:p text:style-name="a1187" text:class-names="" text:cond-style-name=""><text:span text:style-name="a1185" text:class-names="">“</text:span><text:span text:style-name="a1186" text:class-names="">Zero-shot” often sufficient.</text:span></text:p>
            <text:p text:style-name="a1189" text:class-names="" text:cond-style-name=""><text:span text:style-name="a1188" text:class-names=""/></text:p>
            <text:p text:style-name="a1193" text:class-names="" text:cond-style-name=""><text:span text:style-name="a1190" text:class-names="">Complex opinion</text:span><text:span text:style-name="a1191" text:class-names="">:<text:s text:c="1"/></text:span><text:span text:style-name="a1192" text:class-names=""/></text:p>
            <text:p text:style-name="a1196" text:class-names="" text:cond-style-name=""><text:span text:style-name="a1194" text:class-names="">Prompt<text:s text:c="1"/></text:span><text:span text:style-name="a1195" text:class-names="">clarity (+ RAG) stabilizes output and prevents contradictions.</text:span></text:p>
            <text:p text:style-name="a1198" text:class-names="" text:cond-style-name=""><text:span text:style-name="a1197" text:class-names=""/></text:p>
            <text:p text:style-name="a1201" text:class-names="" text:cond-style-name=""><text:span text:style-name="a1199" text:class-names="">Data-Driven<text:s text:c="1"/></text:span><text:span text:style-name="a1200" text:class-names="">queries</text:span></text:p>
            <text:p text:style-name="a1204" text:class-names="" text:cond-style-name=""><text:span text:style-name="a1202" text:class-names="">Only<text:s text:c="1"/></text:span><text:span text:style-name="a1203" text:class-names="">reliable with RAG (or potentially by using specialized models); general LLM tend to hallucinate too much</text:span></text:p>
            <text:p text:style-name="a1206" text:class-names="" text:cond-style-name=""><text:span text:style-name="a1205" text:class-names=""/></text:p>
            <text:p text:style-name="a1210" text:class-names="" text:cond-style-name=""><text:span text:style-name="a1207" text:class-names="">Structure<text:s text:c="1"/></text:span><text:span text:style-name="a1208" text:class-names="">matters</text:span><text:span text:style-name="a1209" text:class-names=""/></text:p>
            <text:p text:style-name="a1213" text:class-names="" text:cond-style-name=""><text:span text:style-name="a1211" text:class-names="">Well<text:s text:c="1"/></text:span><text:span text:style-name="a1212" text:class-names="">structured prompts dramatically influence LLM output clarity and correctness.</text:span></text:p>
            <text:p text:style-name="a1215" text:class-names="" text:cond-style-name=""><text:span text:style-name="a1214" text:class-names=""/></text:p>
            <text:p text:style-name="a1219" text:class-names="" text:cond-style-name=""><text:span text:style-name="a1216" text:class-names="">Fit the tool to the<text:s text:c="1"/></text:span><text:span text:style-name="a1217" text:class-names="">task</text:span><text:span text:style-name="a1218" text:class-names=""/></text:p>
            <text:p text:style-name="a1223" text:class-names="" text:cond-style-name=""><text:span text:style-name="a1220" text:class-names="">Choosing<text:s text:c="1"/></text:span><text:span text:style-name="a1221" text:class-names="">the right LLM ensures the model’s strengths align with the problem’s complexity.</text:span><text:span text:style-name="a1222" text:class-names=""/></text:p>
          </draw:text-box>
          <svg:title/>
          <svg:desc/>
        </draw:frame>
        <draw:frame draw:id="id100" draw:style-name="a1228" draw:name="Fußzeilenplatzhalter 2" svg:x="4.41667in" svg:y="6.95139in" svg:width="4.5in" svg:height="0.39931in">
          <draw:text-box>
            <text:p text:style-name="a1227" text:class-names="" text:cond-style-name=""><text:span text:style-name="a1225" text:class-names="">From LLMs to AI Agents: 17.07.2025</text:span><text:span text:style-name="a1226" text:class-names=""/></text:p>
          </draw:text-box>
          <svg:title/>
          <svg:desc/>
        </draw:frame>
        <draw:frame draw:id="id101" draw:style-name="a1231" draw:name="Foliennummernplatzhalter 3" svg:x="9.41667in" svg:y="6.95139in" svg:width="3in" svg:height="0.39931in">
          <draw:text-box>
            <text:p text:style-name="a1230" text:class-names="" text:cond-style-name=""><text:span text:style-name="a122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15.07.2025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3" text:class-names="">From LLMs to AI Agents: 17.07.2025</text:span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69" draw:name="Datumsplatzhalter 3" svg:x="0.91667in" svg:y="6.95139in" svg:width="3in" svg:height="0.39931in" presentation:class="date-time" presentation:placeholder="false">
        <draw:text-box>
          <text:p text:style-name="a68" text:class-names="" text:cond-style-name=""><text:span text:style-name="a67" text:class-names="">15.07.2025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0" text:class-names="">From LLMs to AI Agents: 17.07.2025</text:span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9" draw:name="Datumsplatzhalter 3" svg:x="0.91667in" svg:y="6.95139in" svg:width="3in" svg:height="0.39931in" presentation:class="date-time" presentation:placeholder="false">
        <draw:text-box>
          <text:p text:style-name="a128" text:class-names="" text:cond-style-name=""><text:span text:style-name="a127" text:class-names="">15.07.2025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0" text:class-names="">From LLMs to AI Agents: 17.07.2025</text:span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7" draw:name="Datumsplatzhalter 3" svg:x="0.91667in" svg:y="6.95139in" svg:width="3in" svg:height="0.39931in" presentation:class="date-time" presentation:placeholder="false">
        <draw:text-box>
          <text:p text:style-name="a176" text:class-names="" text:cond-style-name=""><text:span text:style-name="a175" text:class-names="">15.07.2025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8" text:class-names="">From LLMs to AI Agents: 17.07.2025</text:span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Datumsplatzhalter 4" svg:x="0.91667in" svg:y="6.95139in" svg:width="3in" svg:height="0.39931in" presentation:class="date-time" presentation:placeholder="false">
        <draw:text-box>
          <text:p text:style-name="a252" text:class-names="" text:cond-style-name=""><text:span text:style-name="a251" text:class-names="">15.07.2025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4" text:class-names="">From LLMs to AI Agents: 17.07.2025</text:span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7" draw:name="Datumsplatzhalter 6" svg:x="0.91667in" svg:y="6.95139in" svg:width="3in" svg:height="0.39931in" presentation:class="date-time" presentation:placeholder="false">
        <draw:text-box>
          <text:p text:style-name="a336" text:class-names="" text:cond-style-name=""><text:span text:style-name="a335" text:class-names="">15.07.2025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8" text:class-names="">From LLMs to AI Agents: 17.07.2025</text:span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1" draw:name="Datumsplatzhalter 2" svg:x="0.91667in" svg:y="6.95139in" svg:width="3in" svg:height="0.39931in" presentation:class="date-time" presentation:placeholder="false">
        <draw:text-box>
          <text:p text:style-name="a380" text:class-names="" text:cond-style-name=""><text:span text:style-name="a379" text:class-names="">15.07.2025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2" text:class-names="">From LLMs to AI Agents: 17.07.2025</text:span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2" draw:name="Datumsplatzhalter 1" svg:x="0.91667in" svg:y="6.95139in" svg:width="3in" svg:height="0.39931in" presentation:class="date-time" presentation:placeholder="false">
        <draw:text-box>
          <text:p text:style-name="a421" text:class-names="" text:cond-style-name=""><text:span text:style-name="a420" text:class-names="">15.07.2025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3" text:class-names="">From LLMs to AI Agents: 17.07.2025</text:span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6" draw:name="Datumsplatzhalter 4" svg:x="0.91667in" svg:y="6.95139in" svg:width="3in" svg:height="0.39931in" presentation:class="date-time" presentation:placeholder="false">
        <draw:text-box>
          <text:p text:style-name="a485" text:class-names="" text:cond-style-name=""><text:span text:style-name="a484" text:class-names="">15.07.2025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7" text:class-names="">From LLMs to AI Agents: 17.07.2025</text:span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7" draw:name="Datumsplatzhalter 4" svg:x="0.91667in" svg:y="6.95139in" svg:width="3in" svg:height="0.39931in" presentation:class="date-time" presentation:placeholder="false">
        <draw:text-box>
          <text:p text:style-name="a536" text:class-names="" text:cond-style-name=""><text:span text:style-name="a535" text:class-names="">15.07.2025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8" text:class-names="">From LLMs to AI Agents: 17.07.2025</text:span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7" draw:name="Datumsplatzhalter 3" svg:x="0.91667in" svg:y="6.95139in" svg:width="3in" svg:height="0.39931in" presentation:class="date-time" presentation:placeholder="false">
        <draw:text-box>
          <text:p text:style-name="a596" text:class-names="" text:cond-style-name=""><text:span text:style-name="a595" text:class-names="">15.07.2025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8" text:class-names="">From LLMs to AI Agents: 17.07.2025</text:span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7" draw:name="Datumsplatzhalter 3" svg:x="0.91667in" svg:y="6.95139in" svg:width="3in" svg:height="0.39931in" presentation:class="date-time" presentation:placeholder="false">
        <draw:text-box>
          <text:p text:style-name="a656" text:class-names="" text:cond-style-name=""><text:span text:style-name="a655" text:class-names="">15.07.2025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8" text:class-names="">From LLMs to AI Agents: 17.07.2025</text:span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7.07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Schuett, Marvin</meta:initial-creator>
    <dc:creator>Schuett, Marvin</dc:creator>
    <meta:creation-date>2025-07-13T18:20:07Z</meta:creation-date>
    <dc:date>2025-07-17T16:33:17Z</dc:date>
    <meta:editing-cycles>21</meta:editing-cycles>
    <meta:editing-duration>PT0S</meta:editing-duration>
    <meta:document-statistic meta:paragraph-count="141" meta:word-count="766"/>
  </office:meta>
</office:document-meta>
</file>